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2.176cm" svg:x="0.026cm" svg:y="0.968cm" svg:viewBox="0 0 14061 12177" svg:d="M10545 0h-7030M3515 0l-3515 6088M0 6088l3515 6089M3515 12177h7030M10545 12177l3516-6089M14061 6088l-3516-60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